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ec264" officeooo:paragraph-rsid="003ec264"/>
    </style:style>
    <style:style style:name="P37" style:family="paragraph" style:parent-style-name="Standard">
      <style:paragraph-properties fo:text-align="start" style:justify-single-word="false"/>
      <style:text-properties officeooo:rsid="0040543a" officeooo:paragraph-rsid="0040543a"/>
    </style:style>
    <style:style style:name="P38" style:family="paragraph" style:parent-style-name="Standard">
      <style:paragraph-properties fo:text-align="start" style:justify-single-word="false"/>
      <style:text-properties officeooo:rsid="0040e851" officeooo:paragraph-rsid="0040e851"/>
    </style:style>
    <style:style style:name="P39" style:family="paragraph" style:parent-style-name="Standard">
      <style:paragraph-properties fo:text-align="start" style:justify-single-word="false"/>
      <style:text-properties officeooo:rsid="0044f9d3" officeooo:paragraph-rsid="0044f9d3"/>
    </style:style>
    <style:style style:name="P40" style:family="paragraph" style:parent-style-name="Standard">
      <style:paragraph-properties fo:text-align="start" style:justify-single-word="false"/>
      <style:text-properties officeooo:rsid="0044ffc6" officeooo:paragraph-rsid="0044ffc6"/>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6">Obtenemos followers y following. Añadimos boton de unfollow a los following y boton de remove a los followers.</text:p>
      <text:p text:style-name="P36"/>
      <text:p text:style-name="P37">Añadimos route.delete en el routes follows y vamos a hacer que los botones mostrados sean following -&gt; unfollow y follower -&gt; remove. Peticion delete con el id del otro usuario.</text:p>
      <text:p text:style-name="P37"/>
      <text:p text:style-name="P38">Debemos insertar notificaciones. Para ello cada vez que creamos un request o mensaje , cojemos el targetid y mostramos un tienes nuevas peticiones o mensajes.</text:p>
      <text:p text:style-name="P38"/>
      <text:p text:style-name="P38"/>
      <text:p text:style-name="P39">Conseguimos mostrar las peticiones y mostrar si usuario tiene nuevas peticiones.</text:p>
      <text:p text:style-name="P39"/>
      <text:p text:style-name="P39">Para ello en el navbar tenemos un meotdo fetch que mediante un servicio llama a la api y devuelve si hay alguna notificacion sin ver o no y si hay se pone en rojo. SI le damos a la pestaña notificaciones nos mostrara las notificaciones, un mensaje describiendola y un link para ver la notificacion.</text:p>
      <text:p text:style-name="P39"/>
      <text:p text:style-name="P37"/>
      <text:p text:style-name="P40">Queda insertar la notificacion cuando mensaje, comentario de imagen o request ha sido creada.</text:p>
      <text:p text:style-name="P40">Esto lo haremos mediante un triguer.</text:p>
      <text:p text:style-name="P4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5-28T14:29:15.901951299</dc:date>
    <meta:editing-duration>PT14H56M13S</meta:editing-duration>
    <meta:editing-cycles>20</meta:editing-cycles>
    <meta:document-statistic meta:table-count="0" meta:image-count="1" meta:object-count="0" meta:page-count="3" meta:paragraph-count="58" meta:word-count="986" meta:character-count="5985" meta:non-whitespace-character-count="5055"/>
  </office:meta>
</office:document-meta>
</file>